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0B000001B10B90459D884B8207.png" manifest:media-type="image/png"/>
  <manifest:file-entry manifest:full-path="Pictures/10000000000003EC000001CAC0C7B3FAA0EB0C10.png" manifest:media-type="image/png"/>
  <manifest:file-entry manifest:full-path="Pictures/10000000000003CB000001E483CC00BB35250B56.png" manifest:media-type="image/png"/>
  <manifest:file-entry manifest:full-path="Pictures/10000000000003C60000017AE8CB94ADEE6E0F76.png" manifest:media-type="image/png"/>
  <manifest:file-entry manifest:full-path="Pictures/100000000000040900000234AC5C1E7397674653.png" manifest:media-type="image/png"/>
  <manifest:file-entry manifest:full-path="Pictures/10000000000004230000021AF5E8BEFCE2F632E3.png" manifest:media-type="image/png"/>
  <manifest:file-entry manifest:full-path="Pictures/10000000000003FF000001E8832674E8D34691B9.png" manifest:media-type="image/png"/>
  <manifest:file-entry manifest:full-path="Pictures/100000000000040600000255641954D0AE1EDE24.png" manifest:media-type="image/png"/>
  <manifest:file-entry manifest:full-path="Pictures/10000000000003F2000001521C4430FCEE38E432.png" manifest:media-type="image/png"/>
  <manifest:file-entry manifest:full-path="Pictures/100000000000029A0000010F6E2763FF0B4039CC.png" manifest:media-type="image/png"/>
  <manifest:file-entry manifest:full-path="Pictures/10000000000005FD000002E5C08D5916A489FA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paragraph-rsid="00025b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0417in" svg:y="-0.5791in" svg:width="6.9252in" svg:height="3.3472in" draw:z-index="0"><draw:image xlink:href="Pictures/10000000000005FD000002E5C08D5916A489FAF4.png" xlink:type="simple" xlink:show="embed" xlink:actuate="onLoad" draw:mime-type="image/png"/></draw:frame><draw:frame draw:style-name="fr1" draw:name="Image2" text:anchor-type="char" svg:x="0.0102in" svg:y="2.9575in" svg:width="6.9252in" svg:height="2.8173in" draw:z-index="1"><draw:image xlink:href="Pictures/100000000000029A0000010F6E2763FF0B4039CC.png" xlink:type="simple" xlink:show="embed" xlink:actuate="onLoad" draw:mime-type="image/png"/></draw:frame></text:p>
      <text:p text:style-name="Standard"><draw:frame draw:style-name="fr1" draw:name="Image3" text:anchor-type="char" svg:x="0.1354in" svg:y="2.872in" svg:width="6.9252in" svg:height="4.0134in" draw:z-index="2"><draw:image xlink:href="Pictures/100000000000040600000255641954D0AE1EDE24.png" xlink:type="simple" xlink:show="embed" xlink:actuate="onLoad" draw:mime-type="image/png"/></draw:frame></text:p>
      <text:p text:style-name="Standard"/>
      <text:p text:style-name="P1"><draw:frame draw:style-name="fr1" draw:name="Image4" text:anchor-type="char" svg:x="0.1772in" svg:y="-0.4437in" svg:width="6.9252in" svg:height="3.5181in" draw:z-index="3"><draw:image xlink:href="Pictures/10000000000004230000021AF5E8BEFCE2F632E3.png" xlink:type="simple" xlink:show="embed" xlink:actuate="onLoad" draw:mime-type="image/png"/></draw:frame><draw:frame draw:style-name="fr1" draw:name="Image5" text:anchor-type="char" svg:x="-0.0311in" svg:y="2.811in" svg:width="6.9252in" svg:height="3.7807in" draw:z-index="4"><draw:image xlink:href="Pictures/100000000000040900000234AC5C1E7397674653.png" xlink:type="simple" xlink:show="embed" xlink:actuate="onLoad" draw:mime-type="image/png"/></draw:frame><draw:frame draw:style-name="fr1" draw:name="Image6" text:anchor-type="char" svg:x="0.0626in" svg:y="6.6445in" svg:width="6.9252in" svg:height="2.7098in" draw:z-index="5"><draw:image xlink:href="Pictures/10000000000003C60000017AE8CB94ADEE6E0F76.png" xlink:type="simple" xlink:show="embed" xlink:actuate="onLoad" draw:mime-type="image/png"/></draw:frame></text:p>
      <text:p text:style-name="P1"><draw:frame draw:style-name="fr1" draw:name="Image7" text:anchor-type="char" svg:x="-0.0154in" svg:y="-0.461in" svg:width="6.9252in" svg:height="2.902in" draw:z-index="6"><draw:image xlink:href="Pictures/10000000000003F2000001521C4430FCEE38E432.png" xlink:type="simple" xlink:show="embed" xlink:actuate="onLoad" draw:mime-type="image/png"/></draw:frame><draw:frame draw:style-name="fr1" draw:name="Image8" text:anchor-type="char" svg:x="-0.078in" svg:y="2.4402in" svg:width="6.9252in" svg:height="3.4516in" draw:z-index="7"><draw:image xlink:href="Pictures/10000000000003CB000001E483CC00BB35250B56.png" xlink:type="simple" xlink:show="embed" xlink:actuate="onLoad" draw:mime-type="image/png"/></draw:frame><draw:frame draw:style-name="fr1" draw:name="Image9" text:anchor-type="char" svg:x="-0.0209in" svg:y="6.0728in" svg:width="6.9252in" svg:height="3.1583in" draw:z-index="8"><draw:image xlink:href="Pictures/10000000000003EC000001CAC0C7B3FAA0EB0C10.png" xlink:type="simple" xlink:show="embed" xlink:actuate="onLoad" draw:mime-type="image/png"/></draw:frame></text:p>
      <text:p text:style-name="P1"><draw:frame draw:style-name="fr1" draw:name="Image10" text:anchor-type="char" svg:x="-0.052in" svg:y="-0.5102in" svg:width="6.9252in" svg:height="2.8965in" draw:z-index="9"><draw:image xlink:href="Pictures/100000000000040B000001B10B90459D884B8207.png" xlink:type="simple" xlink:show="embed" xlink:actuate="onLoad" draw:mime-type="image/png"/></draw:frame><draw:frame draw:style-name="fr1" draw:name="Image11" text:anchor-type="char" svg:x="0.052in" svg:y="2.6354in" svg:width="6.9252in" svg:height="2.0209in" draw:z-index="10"><draw:image xlink:href="Pictures/10000000000003FF000001E8832674E8D34691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erif" fo:font-size="12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8:19:25.356155225</meta:creation-date>
    <meta:generator>LibreOffice/7.6.0.3$Linux_X86_64 LibreOffice_project/60$Build-3</meta:generator>
    <dc:date>2023-09-11T21:19:03.515598201</dc:date>
    <meta:editing-duration>PT2H59M39S</meta:editing-duration>
    <meta:editing-cycles>1</meta:editing-cycles>
    <meta:document-statistic meta:table-count="0" meta:image-count="11" meta:object-count="0" meta:page-count="4" meta:paragraph-count="0" meta:word-count="0" meta:character-count="0" meta:non-whitespace-character-count="0"/>
  </office:meta>
</office:document-meta>
</file>